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Object 6/styles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Normal_32_3" style:data-style-name="N0">
      <style:table-cell-properties style:vertical-align="automatic" fo:background-color="transparent"/>
    </style:style>
    <style:style style:name="ce5" style:family="table-cell" style:parent-style-name="Normal_32_2" style:data-style-name="N0">
      <style:table-cell-properties style:vertical-align="automatic" fo:background-color="transparent"/>
    </style:style>
    <style:style style:name="ce6" style:family="table-cell" style:parent-style-name="Normal_32_3" style:data-style-name="N0">
      <style:table-cell-properties style:vertical-align="automatic" fo:background-color="transparent"/>
      <style:text-properties style:text-underline-style="solid" style:text-underline-type="single"/>
    </style:style>
    <style:style style:name="co1" style:family="table-column">
      <style:table-column-properties fo:break-before="auto" style:column-width="3.83645833333333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15395833333333cm" style:use-optimal-column-width="true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66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false"/>
      <table:table table:name="Char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euristic</text:p>
          </table:table-cell>
          <table:table-cell office:value-type="string" table:style-name="ce2">
            <text:p>DLP</text:p>
          </table:table-cell>
          <table:table-cell office:value-type="string" table:style-name="ce2">
            <text:p>TLP</text:p>
          </table:table-cell>
          <table:table-cell office:value-type="string" table:style-name="ce2">
            <text:p>Throughput</text:p>
          </table:table-cell>
          <table:table-cell/>
          <table:table-cell table:style-name="ce1">
            <draw:frame xmlns:presentation="urn:oasis:names:tc:opendocument:xmlns:presentation:1.0" draw:z-index="1" draw:id="id0" draw:style-name="a0" draw:name="Gráfico 1" svg:x="0.02083in" svg:y="0.02083in" svg:width="4.64583in" svg:height="3.0937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office:string-value="Distance (0 0 -1)" table:formula="msoxl:=All!A3" table:style-name="ce1">
            <text:p>Distance (0 0 -1)</text:p>
          </table:table-cell>
          <table:table-cell office:value-type="float" office:value="14.248435000000001" table:formula="msoxl:=All!B3" table:style-name="ce1">
            <text:p>14,248435</text:p>
          </table:table-cell>
          <table:table-cell office:value-type="float" office:value="1.000597" table:formula="msoxl:=All!C3" table:style-name="ce1">
            <text:p>1,000597</text:p>
          </table:table-cell>
          <table:table-cell office:value-type="float" office:value="14.256941315695" table:formula="msoxl:=B3*C3" table:style-name="ce1">
            <text:p>14,25694132</text:p>
          </table:table-cell>
          <table:table-cell table:number-columns-repeated="16380"/>
        </table:table-row>
        <table:table-row table:style-name="ro1">
          <table:table-cell office:value-type="string" office:string-value="Distance (1 1 -1)" table:formula="msoxl:=All!A5" table:style-name="ce1">
            <text:p>Distance (1 1 -1)</text:p>
          </table:table-cell>
          <table:table-cell office:value-type="float" office:value="3.9583930000000001" table:formula="msoxl:=All!B5" table:style-name="ce1">
            <text:p>3,958393</text:p>
          </table:table-cell>
          <table:table-cell office:value-type="float" office:value="2.7874439999999998" table:formula="msoxl:=All!C5" table:style-name="ce1">
            <text:p>2,787444</text:p>
          </table:table-cell>
          <table:table-cell office:value-type="float" office:value="11.033798817491999" table:formula="msoxl:=B4*C4" table:style-name="ce1">
            <text:p>11,03379882</text:p>
          </table:table-cell>
          <table:table-cell table:number-columns-repeated="16380"/>
        </table:table-row>
        <table:table-row table:style-name="ro1">
          <table:table-cell office:value-type="string" office:string-value="MinSP_PC" table:formula="msoxl:=All!A43" table:style-name="ce1">
            <text:p>MinSP_PC</text:p>
          </table:table-cell>
          <table:table-cell office:value-type="float" office:value="14.248435000000001" table:formula="msoxl:=All!B43" table:style-name="ce1">
            <text:p>14,248435</text:p>
          </table:table-cell>
          <table:table-cell office:value-type="float" office:value="1" table:formula="msoxl:=All!C43" table:style-name="ce1">
            <text:p>1</text:p>
          </table:table-cell>
          <table:table-cell office:value-type="float" office:value="14.248435000000001" table:formula="msoxl:=B5*C5" table:style-name="ce1">
            <text:p>14,248435</text:p>
          </table:table-cell>
          <table:table-cell table:number-columns-repeated="16380"/>
        </table:table-row>
        <table:table-row table:style-name="ro1">
          <table:table-cell office:value-type="string" office:string-value="MaxFun_MinPC (1)" table:formula="msoxl:=All!A39" table:style-name="ce1">
            <text:p>MaxFun_MinPC (1)</text:p>
          </table:table-cell>
          <table:table-cell office:value-type="float" office:value="14.248435000000001" table:formula="msoxl:=All!B39" table:style-name="ce1">
            <text:p>14,248435</text:p>
          </table:table-cell>
          <table:table-cell office:value-type="float" office:value="1" table:formula="msoxl:=All!C39" table:style-name="ce1">
            <text:p>1</text:p>
          </table:table-cell>
          <table:table-cell office:value-type="float" office:value="14.248435000000001" table:formula="msoxl:=B6*C6" table:style-name="ce1">
            <text:p>14,248435</text:p>
          </table:table-cell>
          <table:table-cell table:number-columns-repeated="16380"/>
        </table:table-row>
        <table:table-row table:style-name="ro1">
          <table:table-cell office:value-type="string" office:string-value="Long_IRB (32) " table:formula="msoxl:=All!A23" table:style-name="ce1">
            <text:p>Long_IRB (32)<text:s/></text:p>
          </table:table-cell>
          <table:table-cell office:value-type="float" office:value="4.4781750000000002" table:formula="msoxl:=All!B23" table:style-name="ce1">
            <text:p>4,478175</text:p>
          </table:table-cell>
          <table:table-cell office:value-type="float" office:value="1.8469120000000001" table:formula="msoxl:=All!C23" table:style-name="ce1">
            <text:p>1,846912</text:p>
          </table:table-cell>
          <table:table-cell office:value-type="float" office:value="8.2707951456000011" table:formula="msoxl:=B7*C7" table:style-name="ce1">
            <text:p>8,270795146</text:p>
          </table:table-cell>
          <table:table-cell table:number-columns-repeated="16380"/>
        </table:table-row>
        <table:table-row table:style-name="ro1">
          <table:table-cell office:value-type="string" office:string-value="GreedyOracle (1000 0) " table:formula="msoxl:=All!A10" table:style-name="ce1">
            <text:p>GreedyOracle (1000 0)<text:s/></text:p>
          </table:table-cell>
          <table:table-cell office:value-type="float" office:value="4.0503470000000004" table:formula="msoxl:=All!B11" table:style-name="ce1">
            <text:p>4,050347</text:p>
          </table:table-cell>
          <table:table-cell office:value-type="float" office:value="1.000513" table:formula="msoxl:=All!C11" table:style-name="ce1">
            <text:p>1,000513</text:p>
          </table:table-cell>
          <table:table-cell office:value-type="float" office:value="4.0524248280110005" table:formula="msoxl:=B8*C8" table:style-name="ce1">
            <text:p>4,052424828</text:p>
          </table:table-cell>
          <table:table-cell table:number-columns-repeated="16380"/>
        </table:table-row>
        <table:table-row table:style-name="ro1">
          <table:table-cell office:value-type="string" office:string-value="RoundRobin" table:formula="msoxl:=All!A49" table:style-name="ce1">
            <text:p>RoundRobin</text:p>
          </table:table-cell>
          <table:table-cell office:value-type="float" office:value="1" table:formula="msoxl:=All!B49" table:style-name="ce1">
            <text:p>1</text:p>
          </table:table-cell>
          <table:table-cell office:value-type="float" office:value="15.981665" table:formula="msoxl:=All!C49" table:style-name="ce1">
            <text:p>15,981665</text:p>
          </table:table-cell>
          <table:table-cell office:value-type="float" office:value="15.981665" table:formula="msoxl:=B9*C9" table:style-name="ce1">
            <text:p>15,981665</text:p>
          </table:table-cell>
          <table:table-cell table:number-columns-repeated="16380"/>
        </table:table-row>
        <table:table-row table:style-name="ro1">
          <table:table-cell office:value-type="string" office:string-value="RoundRobin_Eq " table:formula="msoxl:=All!A50" table:style-name="ce1">
            <text:p>RoundRobin_Eq<text:s/></text:p>
          </table:table-cell>
          <table:table-cell office:value-type="float" office:value="7.63192" table:formula="msoxl:=All!B50" table:style-name="ce1">
            <text:p>7,63192</text:p>
          </table:table-cell>
          <table:table-cell office:value-type="float" office:value="2.087599" table:formula="msoxl:=All!C50" table:style-name="ce1">
            <text:p>2,087599</text:p>
          </table:table-cell>
          <table:table-cell office:value-type="float" office:value="15.93238856008" table:formula="msoxl:=B10*C10" table:style-name="ce1">
            <text:p>15,93238856</text:p>
          </table:table-cell>
          <table:table-cell table:number-columns-repeated="16380"/>
        </table:table-row>
        <table:table-row table:style-name="ro1">
          <table:table-cell office:value-type="string" office:string-value="PostDom_MinSP " table:formula="msoxl:=All!A55" table:style-name="ce1">
            <text:p>PostDom_MinSP<text:s/></text:p>
          </table:table-cell>
          <table:table-cell office:value-type="float" office:value="0" table:formula="msoxl:=All!B55" table:style-name="ce1">
            <text:p>0</text:p>
          </table:table-cell>
          <table:table-cell office:value-type="float" office:value="0" table:formula="msoxl:=All!C55" table:style-name="ce1">
            <text:p>0</text:p>
          </table:table-cell>
          <table:table-cell office:value-type="float" office:value="0" table:formula="msoxl:=B11*C11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office:string-value="PostDom_RB " table:formula="msoxl:=All!A56" table:style-name="ce1">
            <text:p>PostDom_RB<text:s/></text:p>
          </table:table-cell>
          <table:table-cell office:value-type="float" office:value="0" table:formula="msoxl:=All!B56" table:style-name="ce1">
            <text:p>0</text:p>
          </table:table-cell>
          <table:table-cell office:value-type="float" office:value="0" table:formula="msoxl:=All!C56" table:style-name="ce1">
            <text:p>0</text:p>
          </table:table-cell>
          <table:table-cell office:value-type="float" office:value="0" table:formula="msoxl:=B12*C12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office:string-value="Long_MinPC (2)" table:formula="msoxl:=All!A28" table:style-name="ce1">
            <text:p>Long_MinPC (2)</text:p>
          </table:table-cell>
          <table:table-cell office:value-type="float" office:value="14.248284" table:formula="msoxl:=All!B28" table:style-name="ce1">
            <text:p>14,248284</text:p>
          </table:table-cell>
          <table:table-cell office:value-type="float" office:value="1" table:formula="msoxl:=All!C28" table:style-name="ce1">
            <text:p>1</text:p>
          </table:table-cell>
          <table:table-cell office:value-type="float" office:value="14.248284" table:formula="msoxl:=B13*C13" table:style-name="ce1">
            <text:p>14,248284</text:p>
          </table:table-cell>
          <table:table-cell table:number-columns-repeated="16380"/>
        </table:table-row>
        <table:table-row table:style-name="ro1">
          <table:table-cell office:value-type="string" office:string-value="Long (16)" table:formula="msoxl:=All!A15" table:style-name="ce1">
            <text:p>Long (16)</text:p>
          </table:table-cell>
          <table:table-cell office:value-type="float" office:value="10.903988" table:formula="msoxl:=All!B15" table:style-name="ce1">
            <text:p>10,903988</text:p>
          </table:table-cell>
          <table:table-cell office:value-type="float" office:value="1.000006" table:formula="msoxl:=All!C15" table:style-name="ce1">
            <text:p>1,000006</text:p>
          </table:table-cell>
          <table:table-cell office:value-type="float" office:value="10.904053423928" table:formula="msoxl:=B14*C14" table:style-name="ce1">
            <text:p>10,90405342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3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xmlns:presentation="urn:oasis:names:tc:opendocument:xmlns:presentation:1.0" draw:z-index="2" draw:id="id1" draw:style-name="a1" draw:name="Gráfico 2" svg:x="0in" svg:y="0in" svg:width="4.64583in" svg:height="2.90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xmlns:presentation="urn:oasis:names:tc:opendocument:xmlns:presentation:1.0" draw:z-index="3" draw:id="id2" draw:style-name="a2" draw:name="Gráfico 5" svg:x="0in" svg:y="0in" svg:width="4.64583in" svg:height="2.9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All" table:style-name="ta2"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default-cell-style-name="ce4"/>
        <table:table-column table:style-name="co7" table:number-columns-repeated="24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48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4"/>
        <table:table-column table:style-name="co11" table:default-cell-style-name="ce4"/>
        <table:table-column table:style-name="co6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53" table:default-cell-style-name="ce4"/>
        <table:table-row table:style-name="ro1">
          <table:table-cell table:number-columns-repeated="5"/>
          <table:table-cell table:style-name="ce4">
            <draw:frame xmlns:presentation="urn:oasis:names:tc:opendocument:xmlns:presentation:1.0" draw:z-index="1" draw:id="id3" draw:style-name="a3" draw:name="Chart 4" svg:x="0in" svg:y="0.20833in" svg:width="3.95833in" svg:height="13.531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office:value-type="string" table:style-name="ce2">
            <text:p>Heuristic</text:p>
          </table:table-cell>
          <table:table-cell office:value-type="string" table:style-name="ce2">
            <text:p>DLP</text:p>
          </table:table-cell>
          <table:table-cell office:value-type="string" table:style-name="ce2">
            <text:p>TLP</text:p>
          </table:table-cell>
          <table:table-cell office:value-type="string" table:style-name="ce2">
            <text:p>Throughput</text:p>
          </table:table-cell>
          <table:table-cell table:number-columns-repeated="9"/>
          <table:table-cell table:style-name="ce4">
            <draw:frame xmlns:presentation="urn:oasis:names:tc:opendocument:xmlns:presentation:1.0" draw:z-index="2" draw:id="id4" draw:style-name="a4" draw:name="Chart 4" svg:x="0in" svg:y="0in" svg:width="3.95833in" svg:height="13.531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0"/>
        </table:table-row>
        <table:table-row table:style-name="ro1">
          <table:table-cell office:value-type="string" table:style-name="ce1">
            <text:p>Distance (0 0 -1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.000597" table:style-name="ce1">
            <text:p>1,000597</text:p>
          </table:table-cell>
          <table:table-cell office:value-type="float" office:value="14.256941315695" table:formula="msoxl:=B3*C3" table:style-name="ce4">
            <text:p>14,25694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ance (0 0 10000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.000597" table:style-name="ce1">
            <text:p>1,000597</text:p>
          </table:table-cell>
          <table:table-cell office:value-type="float" office:value="14.256941315695" table:formula="msoxl:=B4*C4" table:style-name="ce4">
            <text:p>14,256941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ance (1 1 -1)</text:p>
          </table:table-cell>
          <table:table-cell office:value-type="float" office:value="3.9583930000000001" table:style-name="ce1">
            <text:p>3,958393</text:p>
          </table:table-cell>
          <table:table-cell office:value-type="float" office:value="2.7874439999999998" table:style-name="ce1">
            <text:p>2,787444</text:p>
          </table:table-cell>
          <table:table-cell office:value-type="float" office:value="11.033798817491999" table:formula="msoxl:=B5*C5" table:style-name="ce4">
            <text:p>11,033798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ance (1 1 1000)</text:p>
          </table:table-cell>
          <table:table-cell office:value-type="float" office:value="4.1146739999999999" table:style-name="ce1">
            <text:p>4,114674</text:p>
          </table:table-cell>
          <table:table-cell office:value-type="float" office:value="2.967422" table:style-name="ce1">
            <text:p>2,967422</text:p>
          </table:table-cell>
          <table:table-cell office:value-type="float" office:value="12.209974150428" table:formula="msoxl:=B6*C6" table:style-name="ce4">
            <text:p>12,209974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ance (1 1 10000)</text:p>
          </table:table-cell>
          <table:table-cell office:value-type="float" office:value="3.8477260000000002" table:style-name="ce1">
            <text:p>3,847726</text:p>
          </table:table-cell>
          <table:table-cell office:value-type="float" office:value="3.046859" table:style-name="ce1">
            <text:p>3,046859</text:p>
          </table:table-cell>
          <table:table-cell office:value-type="float" office:value="11.723478592634001" table:formula="msoxl:=B7*C7" table:style-name="ce4">
            <text:p>11,72347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stance (1 1 100000)</text:p>
          </table:table-cell>
          <table:table-cell office:value-type="float" office:value="3.8477260000000002" table:style-name="ce1">
            <text:p>3,847726</text:p>
          </table:table-cell>
          <table:table-cell office:value-type="float" office:value="3.046859" table:style-name="ce1">
            <text:p>3,046859</text:p>
          </table:table-cell>
          <table:table-cell office:value-type="float" office:value="11.723478592634001" table:formula="msoxl:=B8*C8" table:style-name="ce4">
            <text:p>11,723478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edyOracle (10 0)<text:s/></text:p>
          </table:table-cell>
          <table:table-cell office:value-type="float" office:value="3.7365170000000001" table:style-name="ce1">
            <text:p>3,736517</text:p>
          </table:table-cell>
          <table:table-cell office:value-type="float" office:value="3.4446119999999998" table:style-name="ce1">
            <text:p>3,444612</text:p>
          </table:table-cell>
          <table:table-cell office:value-type="float" office:value="12.870851296404" table:formula="msoxl:=B9*C9" table:style-name="ce4">
            <text:p>12,87085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edyOracle (1000 0)<text:s/></text:p>
          </table:table-cell>
          <table:table-cell office:value-type="float" office:value="3.980693" table:style-name="ce1">
            <text:p>3,980693</text:p>
          </table:table-cell>
          <table:table-cell office:value-type="float" office:value="1.0006159999999999" table:style-name="ce1">
            <text:p>1,000616</text:p>
          </table:table-cell>
          <table:table-cell office:value-type="float" office:value="3.9831451068879997" table:formula="msoxl:=B10*C10" table:style-name="ce4">
            <text:p>3,9831451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edyOracle (1000 0.5)<text:s/></text:p>
          </table:table-cell>
          <table:table-cell office:value-type="float" office:value="4.0503470000000004" table:style-name="ce1">
            <text:p>4,050347</text:p>
          </table:table-cell>
          <table:table-cell office:value-type="float" office:value="1.000513" table:style-name="ce1">
            <text:p>1,000513</text:p>
          </table:table-cell>
          <table:table-cell office:value-type="float" office:value="4.0524248280110005" table:formula="msoxl:=B11*C11" table:style-name="ce4">
            <text:p>4,0524248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edyOracle (1000 1)<text:s/></text:p>
          </table:table-cell>
          <table:table-cell office:value-type="float" office:value="4.986504" table:style-name="ce1">
            <text:p>4,986504</text:p>
          </table:table-cell>
          <table:table-cell office:value-type="float" office:value="1.0007809999999999" table:style-name="ce1">
            <text:p>1,000781</text:p>
          </table:table-cell>
          <table:table-cell office:value-type="float" office:value="4.9903984596240001" table:formula="msoxl:=B12*C12" table:style-name="ce4">
            <text:p>4,99039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reedyOracle (1000 4)<text:s/></text:p>
          </table:table-cell>
          <table:table-cell office:value-type="float" office:value="6.9151999999999996" table:style-name="ce1">
            <text:p>6,9152</text:p>
          </table:table-cell>
          <table:table-cell office:value-type="float" office:value="1.0019530000000001" table:style-name="ce1">
            <text:p>1,001953</text:p>
          </table:table-cell>
          <table:table-cell office:value-type="float" office:value="6.9287053855999998" table:formula="msoxl:=B13*C13" table:style-name="ce4">
            <text:p>6,92870538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e</text:p>
          </table:table-cell>
          <table:table-cell office:value-type="float" office:value="9.0037540000000007" table:style-name="ce1">
            <text:p>9,003754</text:p>
          </table:table-cell>
          <table:table-cell office:value-type="float" office:value="1.0018450000000001" table:style-name="ce1">
            <text:p>1,001845</text:p>
          </table:table-cell>
          <table:table-cell office:value-type="float" office:value="9.0203659261300011" table:formula="msoxl:=B14*C14" table:style-name="ce4">
            <text:p>9,0203659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16)</text:p>
          </table:table-cell>
          <table:table-cell office:value-type="float" office:value="10.903988" table:style-name="ce1">
            <text:p>10,903988</text:p>
          </table:table-cell>
          <table:table-cell office:value-type="float" office:value="1.000006" table:style-name="ce1">
            <text:p>1,000006</text:p>
          </table:table-cell>
          <table:table-cell office:value-type="float" office:value="10.904053423928" table:formula="msoxl:=B15*C15" table:style-name="ce4">
            <text:p>10,904053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2)</text:p>
          </table:table-cell>
          <table:table-cell office:value-type="float" office:value="5.790197" table:style-name="ce1">
            <text:p>5,790197</text:p>
          </table:table-cell>
          <table:table-cell office:value-type="float" office:value="1.00448" table:style-name="ce1">
            <text:p>1,00448</text:p>
          </table:table-cell>
          <table:table-cell office:value-type="float" office:value="5.8161370825600001" table:formula="msoxl:=B16*C16" table:style-name="ce4">
            <text:p>5,8161370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32)</text:p>
          </table:table-cell>
          <table:table-cell office:value-type="float" office:value="10.529094000000001" table:style-name="ce1">
            <text:p>10,529094</text:p>
          </table:table-cell>
          <table:table-cell office:value-type="float" office:value="1.0001530000000001" table:style-name="ce1">
            <text:p>1,000153</text:p>
          </table:table-cell>
          <table:table-cell office:value-type="float" office:value="10.530704951382001" table:formula="msoxl:=B17*C17" table:style-name="ce4">
            <text:p>10,530704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4)</text:p>
          </table:table-cell>
          <table:table-cell office:value-type="float" office:value="8.2000720000000005" table:style-name="ce1">
            <text:p>8,200072</text:p>
          </table:table-cell>
          <table:table-cell office:value-type="float" office:value="1.0122340000000001" table:style-name="ce1">
            <text:p>1,012234</text:p>
          </table:table-cell>
          <table:table-cell office:value-type="float" office:value="8.3003916808480014" table:formula="msoxl:=B18*C18" table:style-name="ce4">
            <text:p>8,3003916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64)</text:p>
          </table:table-cell>
          <table:table-cell office:value-type="float" office:value="11.026799" table:style-name="ce1">
            <text:p>11,026799</text:p>
          </table:table-cell>
          <table:table-cell office:value-type="float" office:value="1.0000070000000001" table:style-name="ce1">
            <text:p>1,000007</text:p>
          </table:table-cell>
          <table:table-cell office:value-type="float" office:value="11.026876187593002" table:formula="msoxl:=B19*C19" table:style-name="ce4">
            <text:p>11,0268761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 (8)</text:p>
          </table:table-cell>
          <table:table-cell office:value-type="float" office:value="10.179406999999999" table:style-name="ce1">
            <text:p>10,179407</text:p>
          </table:table-cell>
          <table:table-cell office:value-type="float" office:value="1.000148" table:style-name="ce1">
            <text:p>1,000148</text:p>
          </table:table-cell>
          <table:table-cell office:value-type="float" office:value="10.180913552235999" table:formula="msoxl:=B20*C20" table:style-name="ce4">
            <text:p>10,180913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128)<text:s/></text:p>
          </table:table-cell>
          <table:table-cell office:value-type="float" office:value="10.52205" table:style-name="ce1">
            <text:p>10,52205</text:p>
          </table:table-cell>
          <table:table-cell office:value-type="float" office:value="1.0002409999999999" table:style-name="ce1">
            <text:p>1,000241</text:p>
          </table:table-cell>
          <table:table-cell office:value-type="float" office:value="10.524585814049999" table:formula="msoxl:=B21*C21" table:style-name="ce4">
            <text:p>10,524585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16)<text:s/></text:p>
          </table:table-cell>
          <table:table-cell office:value-type="float" office:value="3.4605429999999999" table:style-name="ce1">
            <text:p>3,460543</text:p>
          </table:table-cell>
          <table:table-cell office:value-type="float" office:value="2.0303879999999999" table:style-name="ce1">
            <text:p>2,030388</text:p>
          </table:table-cell>
          <table:table-cell office:value-type="float" office:value="7.0262449806839991" table:formula="msoxl:=B22*C22" table:style-name="ce4">
            <text:p>7,0262449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32)<text:s/></text:p>
          </table:table-cell>
          <table:table-cell office:value-type="float" office:value="4.4781750000000002" table:style-name="ce1">
            <text:p>4,478175</text:p>
          </table:table-cell>
          <table:table-cell office:value-type="float" office:value="1.8469120000000001" table:style-name="ce1">
            <text:p>1,846912</text:p>
          </table:table-cell>
          <table:table-cell office:value-type="float" office:value="8.2707951456000011" table:formula="msoxl:=B23*C23" table:style-name="ce4">
            <text:p>8,2707951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4)<text:s/></text:p>
          </table:table-cell>
          <table:table-cell office:value-type="float" office:value="2.4757259999999999" table:style-name="ce1">
            <text:p>2,475726</text:p>
          </table:table-cell>
          <table:table-cell office:value-type="float" office:value="6.4552810000000003" table:style-name="ce1">
            <text:p>6,455281</text:p>
          </table:table-cell>
          <table:table-cell office:value-type="float" office:value="15.981507009006" table:formula="msoxl:=B24*C24" table:style-name="ce4">
            <text:p>15,981507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64)<text:s/></text:p>
          </table:table-cell>
          <table:table-cell office:value-type="float" office:value="6.0966800000000001" table:style-name="ce1">
            <text:p>6,09668</text:p>
          </table:table-cell>
          <table:table-cell office:value-type="float" office:value="1.447832" table:style-name="ce1">
            <text:p>1,447832</text:p>
          </table:table-cell>
          <table:table-cell office:value-type="float" office:value="8.82696839776" table:formula="msoxl:=B25*C25" table:style-name="ce4">
            <text:p>8,82696839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IRB (8)<text:s/></text:p>
          </table:table-cell>
          <table:table-cell office:value-type="float" office:value="3.942828" table:style-name="ce1">
            <text:p>3,942828</text:p>
          </table:table-cell>
          <table:table-cell office:value-type="float" office:value="4.0139699999999996" table:style-name="ce1">
            <text:p>4,01397</text:p>
          </table:table-cell>
          <table:table-cell office:value-type="float" office:value="15.826393307159998" table:formula="msoxl:=B26*C26" table:style-name="ce4">
            <text:p>15,826393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16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27*C27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2)</text:p>
          </table:table-cell>
          <table:table-cell office:value-type="float" office:value="14.248284" table:style-name="ce1">
            <text:p>14,248284</text:p>
          </table:table-cell>
          <table:table-cell office:value-type="float" office:value="1" table:style-name="ce1">
            <text:p>1</text:p>
          </table:table-cell>
          <table:table-cell office:value-type="float" office:value="14.248284" table:formula="msoxl:=B28*C28" table:style-name="ce4">
            <text:p>14,248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32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29*C29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4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0*C30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64)</text:p>
          </table:table-cell>
          <table:table-cell office:value-type="float" office:value="14.2483" table:style-name="ce1">
            <text:p>14,2483</text:p>
          </table:table-cell>
          <table:table-cell office:value-type="float" office:value="1" table:style-name="ce1">
            <text:p>1</text:p>
          </table:table-cell>
          <table:table-cell office:value-type="float" office:value="14.2483" table:formula="msoxl:=B31*C31" table:style-name="ce4">
            <text:p>14,2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PC (8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2*C32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16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3*C33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2)</text:p>
          </table:table-cell>
          <table:table-cell office:value-type="float" office:value="14.248284" table:style-name="ce1">
            <text:p>14,248284</text:p>
          </table:table-cell>
          <table:table-cell office:value-type="float" office:value="1" table:style-name="ce1">
            <text:p>1</text:p>
          </table:table-cell>
          <table:table-cell office:value-type="float" office:value="14.248284" table:formula="msoxl:=B34*C34" table:style-name="ce4">
            <text:p>14,2482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32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5*C35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4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6*C36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64)</text:p>
          </table:table-cell>
          <table:table-cell office:value-type="float" office:value="14.2483" table:style-name="ce1">
            <text:p>14,2483</text:p>
          </table:table-cell>
          <table:table-cell office:value-type="float" office:value="1" table:style-name="ce1">
            <text:p>1</text:p>
          </table:table-cell>
          <table:table-cell office:value-type="float" office:value="14.2483" table:formula="msoxl:=B37*C37" table:style-name="ce4">
            <text:p>14,24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ng_MinSP_PC (8)</text:p>
          </table:table-cell>
          <table:table-cell office:value-type="float" office:value="14.248316000000001" table:style-name="ce1">
            <text:p>14,248316</text:p>
          </table:table-cell>
          <table:table-cell office:value-type="float" office:value="1" table:style-name="ce1">
            <text:p>1</text:p>
          </table:table-cell>
          <table:table-cell office:value-type="float" office:value="14.248316000000001" table:formula="msoxl:=B38*C38" table:style-name="ce4">
            <text:p>14,248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able:cell-range-source table:name="Conexão1" table:last-column-spanned="3" table:last-row-spanned="12" xlink:href="C:\Documents and Settings\Dono\Desktop\input.txt"/>
            <text:p>MaxFun_MinPC (1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39*C39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xFun_MinPC (2)</text:p>
          </table:table-cell>
          <table:table-cell office:value-type="float" office:value="5.4512130000000001" table:style-name="ce1">
            <text:p>5,451213</text:p>
          </table:table-cell>
          <table:table-cell office:value-type="float" office:value="1.0000009999999999" table:style-name="ce1">
            <text:p>1,000001</text:p>
          </table:table-cell>
          <table:table-cell office:value-type="float" office:value="5.4512184512129993" table:formula="msoxl:=B40*C40" table:style-name="ce4">
            <text:p>5,45121845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axFun_MinPC (3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1*C41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nPC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2*C42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inSP_PC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3*C43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D_MinSP_PC (2 1 no)</text:p>
          </table:table-cell>
          <table:table-cell office:value-type="float" office:value="14.248431999999999" table:style-name="ce1">
            <text:p>14,248432</text:p>
          </table:table-cell>
          <table:table-cell office:value-type="float" office:value="1" table:style-name="ce1">
            <text:p>1</text:p>
          </table:table-cell>
          <table:table-cell office:value-type="float" office:value="14.248431999999999" table:formula="msoxl:=B44*C44" table:style-name="ce4">
            <text:p>14,24843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D_MinSP_PC (4 0 no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5*C45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D_MinSP_PC (4 0 no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6*C46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D_MinSP_PC (4 1 no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7*C47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D_MinSP_PC (8 1 yes)</text:p>
          </table:table-cell>
          <table:table-cell office:value-type="float" office:value="14.248435000000001" table:style-name="ce1">
            <text:p>14,248435</text:p>
          </table:table-cell>
          <table:table-cell office:value-type="float" office:value="1" table:style-name="ce1">
            <text:p>1</text:p>
          </table:table-cell>
          <table:table-cell office:value-type="float" office:value="14.248435000000001" table:formula="msoxl:=B48*C48" table:style-name="ce4">
            <text:p>14,24843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undRobin</text:p>
          </table:table-cell>
          <table:table-cell office:value-type="float" office:value="1" table:style-name="ce1">
            <text:p>1</text:p>
          </table:table-cell>
          <table:table-cell office:value-type="float" office:value="15.981665" table:style-name="ce1">
            <text:p>15,981665</text:p>
          </table:table-cell>
          <table:table-cell office:value-type="float" office:value="15.981665" table:formula="msoxl:=B49*C49" table:style-name="ce4">
            <text:p>15,9816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oundRobin_Eq<text:s/></text:p>
          </table:table-cell>
          <table:table-cell office:value-type="float" office:value="7.63192" table:style-name="ce1">
            <text:p>7,63192</text:p>
          </table:table-cell>
          <table:table-cell office:value-type="float" office:value="2.087599" table:style-name="ce1">
            <text:p>2,087599</text:p>
          </table:table-cell>
          <table:table-cell office:value-type="float" office:value="15.93238856008" table:formula="msoxl:=B50*C50" table:style-name="ce4">
            <text:p>15,9323885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MaxFun<text:s/></text:p>
          </table:table-cell>
          <table:table-cell table:number-columns-repeated="2" table:style-name="ce1"/>
          <table:table-cell office:value-type="float" office:value="0" table:formula="msoxl:=B51*C51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MaxSP<text:s/></text:p>
          </table:table-cell>
          <table:table-cell table:number-columns-repeated="2" table:style-name="ce1"/>
          <table:table-cell office:value-type="float" office:value="0" table:formula="msoxl:=B52*C52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MinFun<text:s/></text:p>
          </table:table-cell>
          <table:table-cell table:number-columns-repeated="2" table:style-name="ce1"/>
          <table:table-cell office:value-type="float" office:value="0" table:formula="msoxl:=B53*C53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MinPC<text:s/></text:p>
          </table:table-cell>
          <table:table-cell table:number-columns-repeated="2" table:style-name="ce1"/>
          <table:table-cell office:value-type="float" office:value="0" table:formula="msoxl:=B54*C54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MinSP<text:s/></text:p>
          </table:table-cell>
          <table:table-cell table:number-columns-repeated="2" table:style-name="ce1"/>
          <table:table-cell office:value-type="float" office:value="0" table:formula="msoxl:=B55*C55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ostDom_RB<text:s/></text:p>
          </table:table-cell>
          <table:table-cell table:number-columns-repeated="2" table:style-name="ce1"/>
          <table:table-cell office:value-type="float" office:value="0" table:formula="msoxl:=B56*C56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16)</text:p>
          </table:table-cell>
          <table:table-cell table:number-columns-repeated="2" table:style-name="ce5"/>
          <table:table-cell office:value-type="float" office:value="0" table:formula="msoxl:=B57*C57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2)</text:p>
          </table:table-cell>
          <table:table-cell table:number-columns-repeated="2" table:style-name="ce5"/>
          <table:table-cell office:value-type="float" office:value="0" table:formula="msoxl:=B58*C58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32)</text:p>
          </table:table-cell>
          <table:table-cell table:number-columns-repeated="2" table:style-name="ce5"/>
          <table:table-cell office:value-type="float" office:value="0" table:formula="msoxl:=B59*C59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4)</text:p>
          </table:table-cell>
          <table:table-cell table:number-columns-repeated="2" table:style-name="ce5"/>
          <table:table-cell office:value-type="float" office:value="0" table:formula="msoxl:=B60*C60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64)</text:p>
          </table:table-cell>
          <table:table-cell table:number-columns-repeated="2" table:style-name="ce5"/>
          <table:table-cell office:value-type="float" office:value="0" table:formula="msoxl:=B61*C61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5">
            <text:p>PostDom_Long (8)</text:p>
          </table:table-cell>
          <table:table-cell table:number-columns-repeated="2" table:style-name="ce5"/>
          <table:table-cell office:value-type="float" office:value="0" table:formula="msoxl:=B62*C62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 table:style-name="ce4"/>
          <table:table-cell table:style-name="ce4">
            <draw:frame xmlns:presentation="urn:oasis:names:tc:opendocument:xmlns:presentation:1.0" draw:z-index="3" draw:id="id5" draw:style-name="a5" draw:name="Gráfico 10" svg:x="0in" svg:y="0in" svg:width="7.98958in" svg:height="4.03125in" style:rel-width="scale" style:rel-height="scale">
              <draw:object xlink:href="Object 6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style-name="ce6"/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number-rows-repeated="6" table:style-name="ro1">
          <table:table-cell table:style-name="ce5"/>
          <table:table-cell table:number-columns-repeated="3" table:style-name="ce4"/>
          <table:table-cell table:number-columns-repeated="16380" table:style-name="ce1"/>
        </table:table-row>
        <table:table-row table:number-rows-repeated="1048504" table:style-name="ro1">
          <table:table-cell table:number-columns-repeated="16384"/>
        </table:table-row>
      </table:table>
      <table:database-ranges>
        <table:database-range table:target-range-address="All.A5:All.D5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7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5277777777778in" fo:margin-bottom="0.315277777777778in" fo:margin-left="0.511805555555556in" fo:margin-right="0.51180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ono</meta:initial-creator>
    <dc:creator>Dono</dc:creator>
    <meta:creation-date>2013-04-26T18:48:04Z</meta:creation-date>
    <dc:date>2013-04-30T16:29:1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2.75pt" svg:width="334.499685039370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harts.$A$3:.$A$14"/>
          </chart:axis>
          <chart:series chart:values-cell-range-address="Charts.$B$3:.$B$14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9.2499212598425pt" svg:width="334.499685039370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harts.$A$3:.$A$14"/>
          </chart:axis>
          <chart:series chart:values-cell-range-address="Charts.$C$3:.$C$14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09.2499212598425pt" svg:width="334.4996850393701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Charts.$C$3:.$C$14" chart:class="chart:scatter" chart:attached-axis="primary-y" chart:style-name="G0S0">
            <chart:domain table:cell-range-address="Charts.$B$3:.$B$14"/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389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6" chart:minimum="0" chart:origin="0" chart:interval-major="4" chart:tick-marks-major-inner="false" chart:tick-marks-major-outer="true" chart:tick-marks-minor-inner="false" chart:tick-marks-minor-outer="false" chart:display-label="true"/>
      <style:graphic-properties draw:fill="none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974.2499212598424pt" svg:width="284.9996850393701pt" chart:style-name="Crt0">
        <chart:plot-area svg:x="12.0636220472441pt" svg:y="5.83976377952756pt" svg:width="265.9209448818897pt" svg:height="942.70535433070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ll.$A$3:.$A$72"/>
          </chart:axis>
          <chart:series chart:values-cell-range-address="All.$B$3:.$B$62" chart:class="chart:bar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389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6" chart:minimum="0" chart:origin="0" chart:interval-major="4" chart:tick-marks-major-inner="false" chart:tick-marks-major-outer="true" chart:tick-marks-minor-inner="false" chart:tick-marks-minor-outer="false" chart:display-label="true"/>
      <style:graphic-properties draw:fill="none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true" chart:tick-marks-minor-inner="false" chart:tick-marks-minor-outer="false" chart:display-label="true"/>
      <style:graphic-properties draw:fill="none" draw:stroke="solid" svg:stroke-width="0.01389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1111in" style:font-size-asian="0.11111in" style:font-size-complex="0.1111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974.2499212598424pt" svg:width="284.9996850393701pt" chart:style-name="Crt0">
        <chart:plot-area svg:x="12.0636220472441pt" svg:y="5.83976377952756pt" svg:width="265.9209448818897pt" svg:height="942.705354330708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All.$A$3:.$A$72"/>
          </chart:axis>
          <chart:series chart:values-cell-range-address="All.$C$3:.$C$62" chart:class="chart:bar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6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0.25pt" svg:width="575.24968503937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ll.$C$3:.$C$56" chart:class="chart:scatter" chart:attached-axis="primary-y" chart:style-name="G0S0">
            <chart:domain table:cell-range-address="All.$B$3:.$B$56"/>
            <chart:data-point chart:repeated="5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